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Hebrew Scholar" svg:font-family="'Arial Hebrew Scholar'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:dlig" svg:font-family="'Liberation Serif:dlig'" style:font-family-generic="roman"/>
    <style:font-face style:name="inherit" svg:font-family="inherit"/>
    <style:font-face style:name="system-ui" svg:font-family="system-ui, apple-system, system-ui, .SFNSText-Regular, sans-serif"/>
    <style:font-face style:name="字咍源流明體" svg:font-family="字咍源流明體" style:font-adornments="標準" style:font-pitch="variable"/>
    <style:font-face style:name="字咍源雲明體" svg:font-family="字咍源雲明體" style:font-pitch="variable"/>
    <style:font-face style:name="翩翩體-繁" svg:font-family="翩翩體-繁"/>
    <style:font-face style:name="魏碑-繁" svg:font-family="魏碑-繁"/>
  </office:font-face-decls>
  <office:automatic-styles>
    <style:style style:name="P1" style:family="paragraph" style:parent-style-name="Text_20_body">
      <style:text-properties officeooo:paragraph-rsid="0016366c"/>
    </style:style>
    <style:style style:name="P2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97e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《詩經．大雅．大明》</text:p>
      <text:p text:style-name="Text_20_body"></text:p>
      <text:p text:style-name="Text_20_body">明明在下，赫赫在上。天難忱斯，不易維王。天位殷適，使不挾四方。</text:p>
      <text:p text:style-name="Text_20_body">摯仲氏任，自彼殷商，來嫁於周，曰嬪於京。乃及王季，維德之行。</text:p>
      <text:p text:style-name="Text_20_body">大任有身，生此文王。維此文王，小心翼翼。昭事上帝，聿懷多福。厥德不回，以受方國。</text:p>
      <text:p text:style-name="Text_20_body"><text:soft-page-break/>天監在下，有命既集。文王初載，天作之合。在洽之陽，在渭之涘。</text:p>
      <text:p text:style-name="Text_20_body">文王嘉止，大邦有子。大邦有子，俔天之妹。文定厥祥，親迎於渭。造舟爲樑，不顯其光。</text:p>
      <text:p text:style-name="Text_20_body">有命自天，命此文王。於周於京，纘女維莘。長子維行，篤生武王。保右命爾，燮伐大商。</text:p>
      <text:p text:style-name="Text_20_body"><text:soft-page-break/>殷商之旅，其會如林。矢於牧野，維予侯興。上帝臨女，無貳爾心。</text:p>
      <text:p text:style-name="Text_20_body">牧野洋洋，檀車煌煌，駟騵彭彭。維師尚父，時維鷹揚。涼彼武王，肆伐大商，會朝清明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Hebrew Scholar" svg:font-family="'Arial Hebrew Scholar'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:dlig" svg:font-family="'Liberation Serif:dlig'" style:font-family-generic="roman"/>
    <style:font-face style:name="inherit" svg:font-family="inherit"/>
    <style:font-face style:name="system-ui" svg:font-family="system-ui, apple-system, system-ui, .SFNSText-Regular, sans-serif"/>
    <style:font-face style:name="字咍源流明體" svg:font-family="字咍源流明體" style:font-adornments="標準" style:font-pitch="variable"/>
    <style:font-face style:name="字咍源雲明體" svg:font-family="字咍源雲明體" style:font-pitch="variable"/>
    <style:font-face style:name="翩翩體-繁" svg:font-family="翩翩體-繁"/>
    <style:font-face style:name="魏碑-繁" svg:font-family="魏碑-繁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:dlig" fo:font-size="12pt" fo:language="en" fo:country="US" style:letter-kerning="true" style:font-name-asian="翩翩體-繁" style:font-size-asian="10.5pt" style:language-asian="zh" style:country-asian="TW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:dlig" fo:font-size="12pt" fo:language="en" fo:country="US" style:letter-kerning="true" style:font-name-asian="翩翩體-繁" style:font-size-asian="10.5pt" style:language-asian="zh" style:country-asian="TW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32pt" style:font-name-asian="字咍源流明體" style:font-family-asian="字咍源流明體" style:font-style-name-asian="標準" style:font-pitch-asian="variable" style:font-size-asian="32pt"/>
    </style:style>
    <style:style style:name="Heading" style:family="paragraph" style:parent-style-name="Standard" style:next-style-name="Text_20_body" style:class="text">
      <style:paragraph-properties fo:margin-top="0.42cm" fo:margin-bottom="0.801cm" style:contextual-spacing="false" fo:text-align="center" style:justify-single-word="false" fo:keep-with-next="always">
        <style:tab-stops/>
      </style:paragraph-properties>
      <style:text-properties style:font-name="Liberation Sans" fo:font-family="'Liberation Sans'" style:font-family-generic="swiss" style:font-pitch="variable" fo:font-size="32pt" style:font-name-asian="字咍源流明體" style:font-family-asian="字咍源流明體" style:font-style-name-asian="標準" style:font-pitch-asian="variable" style:font-size-asian="32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orphans="0" fo:widows="0" style:page-number="auto"/>
      <style:text-properties fo:font-size="32pt" style:font-name-asian="字咍源雲明體" style:font-family-asian="字咍源雲明體" style:font-pitch-asian="variable" style:font-size-asian="32pt"/>
    </style:style>
    <style:style style:name="List" style:family="paragraph" style:parent-style-name="Text_20_body" style:class="list">
      <style:text-properties style:font-name="Arial Hebrew Scholar" fo:font-family="'Arial Hebrew Scholar'" style:font-name-asian="魏碑-繁" style:font-family-asian="魏碑-繁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:dlig" fo:font-family="'Liberation Serif:dlig'" style:font-family-generic="roman" fo:font-size="12pt" fo:font-style="italic" style:font-name-asian="翩翩體-繁" style:font-family-asian="翩翩體-繁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:dlig" fo:font-family="'Liberation Serif:dlig'" style:font-family-generic="roman" style:font-name-asian="翩翩體-繁" style:font-family-asian="翩翩體-繁"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8:22.272864601</meta:creation-date>
    <dc:date>2023-09-24T15:31:02.016557246</dc:date>
    <meta:editing-duration>PT1H35M22S</meta:editing-duration>
    <meta:editing-cycles>8</meta:editing-cycles>
    <meta:generator>LibreOffice/7.5.6.2$MacOSX_X86_64 LibreOffice_project/f654817fb68d6d4600d7d2f6b647e47729f55f15</meta:generator>
    <meta:print-date>2023-09-17T20:32:21.731045581</meta:print-date>
    <meta:document-statistic meta:table-count="0" meta:image-count="0" meta:object-count="0" meta:page-count="3" meta:paragraph-count="10" meta:word-count="291" meta:character-count="300" meta:non-whitespace-character-count="291"/>
  </office:meta>
</office:document-meta>
</file>